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1.32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6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7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3cm" fo:min-width="0.673cm"/>
    </style:style>
    <style:style style:name="gr9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custom-shape draw:style-name="gr1" draw:text-style-name="P1" draw:id="id9" draw:layer="layout" svg:width="4.5cm" svg:height="1.5cm" svg:x="21.9cm" svg:y="17.1cm">
          <text:p text:style-name="P1">Sed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4.5cm" svg:height="1.5cm" svg:x="21cm" svg:y="11.9cm">
          <text:p text:style-name="P1">pfg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.5cm" svg:height="1.5cm" svg:x="21.5cm" svg:y="1.5cm">
          <text:p text:style-name="P1">Actividades</text:p>
          <text:p text:style-name="P1">Academicas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4.5cm" svg:height="2cm" svg:x="21cm" svg:y="7.5cm">
          <text:p text:style-name="P1">Actividades </text:p>
          <text:p text:style-name="P1">ICM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6.5cm" svg:height="1.5cm" svg:x="1cm" svg:y="10cm">
          <text:p text:style-name="P1">brigadistas_dad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4.5cm" svg:height="1.5cm" svg:x="1.5cm" svg:y="0.5cm">
          <text:p text:style-name="P1">milicianos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3.5cm" svg:height="2.5cm" svg:x="13cm" svg:y="1.5cm">
          <text:p text:style-name="P1">Asis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" draw:layer="layout" svg:width="3.5cm" svg:height="2cm" svg:x="13cm" svg:y="5cm">
          <text:p text:style-name="P1">Asis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0.827cm" svg:height="0.999cm" svg:x="7.173cm" svg:y="0.001cm">
          <draw:text-box>
            <text:p>N</text:p>
          </draw:text-box>
        </draw:frame>
        <draw:frame draw:style-name="gr3" draw:layer="layout" svg:width="1.327cm" svg:height="0.999cm" svg:x="20cm" svg:y="9cm">
          <draw:text-box>
            <text:p>N</text:p>
          </draw:text-box>
        </draw:frame>
        <draw:frame draw:style-name="gr4" draw:layer="layout" svg:width="0.959cm" svg:height="0.963cm" svg:x="20.5cm" svg:y="2.5cm">
          <draw:text-box>
            <text:p>N</text:p>
          </draw:text-box>
        </draw:frame>
        <draw:frame draw:style-name="gr5" draw:layer="layout" svg:width="2.173cm" svg:height="1cm" svg:x="7.327cm" svg:y="10cm">
          <draw:text-box>
            <text:p>N</text:p>
          </draw:text-box>
        </draw:frame>
        <draw:frame draw:style-name="gr6" draw:layer="layout" svg:width="2.173cm" svg:height="0.963cm" svg:x="3.5cm" svg:y="9cm">
          <draw:text-box>
            <text:p>N</text:p>
          </draw:text-box>
        </draw:frame>
        <draw:frame draw:style-name="gr4" draw:layer="layout" svg:width="0.959cm" svg:height="0.963cm" svg:x="6.5cm" svg:y="2.037cm">
          <draw:text-box>
            <text:p>N</text:p>
          </draw:text-box>
        </draw:frame>
        <draw:connector draw:style-name="gr7" draw:text-style-name="P1" draw:layer="layout" draw:type="lines" svg:x1="6cm" svg:y1="1.25cm" svg:x2="14.75cm" svg:y2="1.5cm" draw:start-shape="id1" draw:end-shape="id2" draw:end-glue-point="4" svg:d="m6000 1250h501l8249-251v501">
          <text:p/>
        </draw:connector>
        <draw:connector draw:style-name="gr7" draw:text-style-name="P1" draw:layer="layout" draw:type="lines" svg:x1="16.5cm" svg:y1="2.75cm" svg:x2="21.5cm" svg:y2="2.25cm" draw:start-shape="id2" draw:start-glue-point="7" draw:end-shape="id3" draw:end-glue-point="3" svg:d="m16500 2750h502l3997-500h501">
          <text:p/>
        </draw:connector>
        <draw:connector draw:style-name="gr7" draw:text-style-name="P1" draw:layer="layout" draw:type="lines" svg:x1="6cm" svg:y1="1.25cm" svg:x2="14.75cm" svg:y2="5cm" draw:start-shape="id1" draw:end-shape="id4" draw:end-glue-point="4" svg:d="m6000 1250h501l8249 3249v501">
          <text:p/>
        </draw:connector>
        <draw:connector draw:style-name="gr7" draw:text-style-name="P1" draw:layer="layout" draw:type="lines" svg:x1="16.5cm" svg:y1="6cm" svg:x2="21cm" svg:y2="8.5cm" draw:start-shape="id4" draw:end-shape="id5" draw:end-glue-point="3" svg:d="m16500 6000h502l3497 2500h501">
          <text:p/>
        </draw:connector>
        <draw:connector draw:style-name="gr7" draw:text-style-name="P1" draw:layer="layout" draw:type="lines" svg:x1="4.25cm" svg:y1="10cm" svg:x2="13cm" svg:y2="2.75cm" draw:start-shape="id6" draw:start-glue-point="0" draw:end-shape="id2" svg:d="m4250 10000v-501l8249-6749h501">
          <text:p/>
        </draw:connector>
        <draw:connector draw:style-name="gr7" draw:text-style-name="P1" draw:layer="layout" draw:type="lines" svg:x1="7.5cm" svg:y1="10.75cm" svg:x2="13cm" svg:y2="6cm" draw:start-shape="id6" draw:start-glue-point="1" draw:end-shape="id4" svg:d="m7500 10750h501l4498-4750h501">
          <text:p/>
        </draw:connector>
        <draw:custom-shape draw:style-name="gr1" draw:text-style-name="P1" draw:id="id7" draw:layer="layout" svg:width="3.5cm" svg:height="2.5cm" svg:x="13.5cm" svg:y="11cm">
          <text:p text:style-name="P1">pertene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lines" draw:line-skew="0cm 0.001cm" svg:x1="3.75cm" svg:y1="2cm" svg:x2="13.5cm" svg:y2="12.25cm" draw:start-shape="id1" draw:start-glue-point="2" draw:end-shape="id7" svg:d="m3750 2000v501l9250 9749h500">
          <text:p/>
        </draw:connector>
        <draw:connector draw:style-name="gr7" draw:text-style-name="P1" draw:layer="layout" draw:type="lines" svg:x1="17cm" svg:y1="12.25cm" svg:x2="21cm" svg:y2="12.65cm" draw:start-shape="id7" draw:start-glue-point="7" draw:end-shape="id8" svg:d="m17000 12250h502l2997 400h501">
          <text:p/>
        </draw:connector>
        <draw:frame draw:style-name="gr4" draw:layer="layout" svg:width="0.853cm" svg:height="0.963cm" svg:x="20.041cm" svg:y="11.5cm">
          <draw:text-box>
            <text:p>1</text:p>
          </draw:text-box>
        </draw:frame>
        <draw:frame draw:style-name="gr4" draw:layer="layout" svg:width="0.959cm" svg:height="0.963cm" svg:x="3cm" svg:y="2.037cm">
          <draw:text-box>
            <text:p>N</text:p>
          </draw:text-box>
        </draw:frame>
        <draw:frame draw:style-name="gr8" draw:layer="layout" svg:width="1.614cm" svg:height="0.963cm" svg:x="4.386cm" svg:y="12.5cm">
          <draw:text-box>
            <text:p>N</text:p>
          </draw:text-box>
        </draw:frame>
        <draw:custom-shape draw:style-name="gr1" draw:text-style-name="P1" draw:id="id11" draw:layer="layout" svg:width="3.5cm" svg:height="2.5cm" svg:x="14.5cm" svg:y="17cm">
          <text:p text:style-name="P1">Trabaj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10" draw:layer="layout" svg:width="3cm" svg:height="2.5cm" svg:x="14.5cm" svg:y="14cm">
          <text:p text:style-name="P1">Estudi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lines" svg:x1="24.15cm" svg:y1="17.1cm" svg:x2="17.5cm" svg:y2="15.25cm" draw:start-shape="id9" draw:start-glue-point="0" draw:end-shape="id10" svg:d="m24150 17100v-501l-6148-1349h-502">
          <text:p/>
        </draw:connector>
        <draw:connector draw:style-name="gr7" draw:text-style-name="P1" draw:layer="layout" draw:type="lines" svg:x1="21.9cm" svg:y1="17.85cm" svg:x2="18cm" svg:y2="18.25cm" draw:start-shape="id9" draw:start-glue-point="3" draw:end-shape="id11" draw:end-glue-point="7" svg:d="m21900 17850h-501l-2897 400h-502">
          <text:p/>
        </draw:connector>
        <draw:connector draw:style-name="gr7" draw:text-style-name="P1" draw:layer="layout" draw:type="lines" svg:x1="3.75cm" svg:y1="2cm" svg:x2="14.5cm" svg:y2="15.25cm" draw:start-shape="id1" draw:start-glue-point="2" draw:end-shape="id10" draw:end-glue-point="5" svg:d="m3750 2000v501l10249 12749h501">
          <text:p/>
        </draw:connector>
        <draw:connector draw:style-name="gr7" draw:text-style-name="P1" draw:layer="layout" draw:type="lines" svg:x1="4.25cm" svg:y1="11.5cm" svg:x2="14.5cm" svg:y2="18.25cm" draw:start-shape="id6" draw:start-glue-point="2" draw:end-shape="id11" draw:end-glue-point="5" svg:d="m4250 11500v501l9749 6249h501">
          <text:p/>
        </draw:connector>
        <draw:frame draw:style-name="gr4" draw:layer="layout" svg:width="0.853cm" svg:height="0.963cm" svg:x="24.5cm" svg:y="16.037cm">
          <draw:text-box>
            <text:p>1</text:p>
          </draw:text-box>
        </draw:frame>
        <draw:frame draw:style-name="gr4" draw:layer="layout" svg:width="0.853cm" svg:height="0.963cm" svg:x="21.147cm" svg:y="18.037cm">
          <draw:text-box>
            <text:p>1</text:p>
          </draw:text-box>
        </draw:frame>
        <draw:frame draw:style-name="gr4" draw:layer="layout" svg:width="0.959cm" svg:height="0.963cm" svg:x="4.041cm" svg:y="2.037cm">
          <draw:text-box>
            <text:p>N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V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Oswaldo Zárraga</meta:initial-creator>
    <meta:creation-date>2011-10-18T18:02:16.01</meta:creation-date>
    <meta:editing-duration>PT00H05M30S</meta:editing-duration>
    <meta:editing-cycles>3</meta:editing-cycles>
    <dc:date>2011-10-18T18:53:27.09</dc:date>
    <dc:creator>Oswaldo Zárraga</dc:creator>
    <meta:generator>OpenOffice.org/3.2$Win32 OpenOffice.org_project/320m12$Build-9483</meta:generator>
    <meta:document-statistic meta:object-count="58"/>
  </office:meta>
</office:document-meta>
</file>